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2.659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4339in"/>
    </style:style>
    <style:style style:name="co10" style:family="table-column">
      <style:table-column-properties fo:break-before="auto" style:column-width="0.6146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color="#262626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1pt" style:language-asian="en" style:country-asian="US" style:font-style-asian="normal" style:font-weight-asian="normal" style:font-name-complex="Courier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62626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1pt" style:language-asian="en" style:country-asian="US" style:font-style-asian="normal" style:font-weight-asian="normal" style:font-name-complex="Courier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62626" style:text-outline="false" style:text-line-through-styl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1pt" style:language-asian="en" style:country-asian="US" style:font-style-asian="normal" style:font-weight-asian="normal" style:font-name-complex="Courier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8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8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  <style:style style:name="ce14" style:family="table-cell" style:parent-style-name="Default" style:data-style-name="N60"/>
    <style:style style:name="ce15" style:family="table-cell" style:parent-style-name="Default" style:data-style-name="N117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  <style:style style:name="ce18" style:family="table-cell" style:parent-style-name="Default">
      <style:text-properties fo:color="#262626" style:text-outline="false" style:text-line-through-styl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1pt" style:language-asian="en" style:country-asian="US" style:font-style-asian="normal" style:font-weight-asian="normal" style:font-name-complex="Courier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color="#262626" style:text-outline="false" style:text-line-through-styl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1pt" style:language-asian="en" style:country-asian="US" style:font-style-asian="normal" style:font-weight-asian="normal" style:font-name-complex="Courier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et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2" table:default-cell-style-name="ce2"/>
        <table:table-column table:style-name="co5" table:default-cell-style-name="ce12"/>
        <table:table-column table:style-name="co6" table:number-columns-repeated="2" table:default-cell-style-name="ce16"/>
        <table:table-column table:style-name="co7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>
            <text:p># obs</text:p>
          </table:table-cell>
          <table:table-cell table:style-name="ce1" office:value-type="string">
            <text:p>Model #</text:p>
          </table:table-cell>
          <table:table-cell table:style-name="ce4" office:value-type="string">
            <text:p>Model id</text:p>
          </table:table-cell>
          <table:table-cell table:style-name="ce1" office:value-type="string">
            <text:p>Feats</text:p>
          </table:table-cell>
          <table:table-cell table:style-name="ce1" office:value-type="string">
            <text:p>n.cv</text:p>
          </table:table-cell>
          <table:table-cell table:style-name="ce11" office:value-type="string">
            <text:p>cp</text:p>
          </table:table-cell>
          <table:table-cell table:style-name="ce15" office:value-type="string">
            <text:p>max.Acc.OOB</text:p>
          </table:table-cell>
          <table:table-cell table:style-name="ce15" office:value-type="string">
            <text:p>min.Lss.OOB</text:p>
          </table:table-cell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20K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Baseline.mybaseln_classfr</text:p>
          </table:table-cell>
          <table:table-cell table:style-name="ce3" office:value-type="string">
            <text:p>bucket2008.fctr, .rnorm</text:p>
          </table:table-cell>
          <table:table-cell table:style-name="ce3" office:value-type="float" office:value="0">
            <text:p>0</text:p>
          </table:table-cell>
          <table:table-cell table:style-name="ce13"/>
          <table:table-cell table:style-name="ce17" office:value-type="float" office:value="0.68525">
            <text:p>0.6853</text:p>
          </table:table-cell>
          <table:table-cell table:style-name="ce17" office:value-type="float" office:value="0.7365">
            <text:p>0.7365</text:p>
          </table:table-cell>
          <table:table-cell table:style-name="ce3" table:number-columns-repeated="1016"/>
        </table:table-row>
        <table:table-row table:style-name="ro3">
          <table:table-cell table:style-name="Default"/>
          <table:table-cell office:value-type="float" office:value="5">
            <text:p>5</text:p>
          </table:table-cell>
          <table:table-cell table:style-name="ce7" office:value-type="string">
            <text:p>Max.cor.Y.cv.G.rpart</text:p>
          </table:table-cell>
          <table:table-cell office:value-type="string">
            <text:p>bucket2008</text:p>
          </table:table-cell>
          <table:table-cell office:value-type="float" office:value="5">
            <text:p>5</text:p>
          </table:table-cell>
          <table:table-cell office:value-type="float" office:value="0.04609066">
            <text:p>0.04609</text:p>
          </table:table-cell>
          <table:table-cell office:value-type="float" office:value="0.7044">
            <text:p>0.7044</text:p>
          </table:table-cell>
          <table:table-cell office:value-type="float" office:value="0.74365">
            <text:p>0.7437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float" office:value="6">
            <text:p>6</text:p>
          </table:table-cell>
          <table:table-cell table:style-name="ce7" office:value-type="string">
            <text:p>Interact.High.cor.y.rpart</text:p>
          </table:table-cell>
          <table:table-cell office:value-type="string">
            <text:p>bucket2008, reimbursement2008</text:p>
          </table:table-cell>
          <table:table-cell office:value-type="float" office:value="5">
            <text:p>5</text:p>
          </table:table-cell>
          <table:table-cell office:value-type="float" office:value="0.000486766">
            <text:p>0.00049</text:p>
          </table:table-cell>
          <table:table-cell office:value-type="float" office:value="0.70585">
            <text:p>0.7059</text:p>
          </table:table-cell>
          <table:table-cell office:value-type="float" office:value="0.7618">
            <text:p>0.7618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float" office:value="10">
            <text:p>10</text:p>
          </table:table-cell>
          <table:table-cell table:style-name="ce7" office:value-type="string">
            <text:p>All.X.lser.ys.cp.opt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1703681">
            <text:p>0.01704</text:p>
          </table:table-cell>
          <table:table-cell office:value-type="float" office:value="0.70585">
            <text:p>0.7059</text:p>
          </table:table-cell>
          <table:table-cell office:value-type="float" office:value="0.7618">
            <text:p>0.7618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float" office:value="9">
            <text:p>9</text:p>
          </table:table-cell>
          <table:table-cell table:style-name="ce7" office:value-type="string">
            <text:p>All.X.lser.no.cp.4015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006">
            <text:p>0.00006</text:p>
          </table:table-cell>
          <table:table-cell office:value-type="float" office:value="0.6803">
            <text:p>0.6803</text:p>
          </table:table-cell>
          <table:table-cell office:value-type="float" office:value="0.77895">
            <text:p>0.7790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8" office:value-type="string">
            <text:p>All.X.lser.ys.cp.4015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table:style-name="ce14" office:value-type="float" office:value="0.000055">
            <text:p>5.50E-005</text:p>
          </table:table-cell>
          <table:table-cell office:value-type="float" office:value="0.6803">
            <text:p>0.6803</text:p>
          </table:table-cell>
          <table:table-cell office:value-type="float" office:value="0.77895">
            <text:p>0.7790</text:p>
          </table:table-cell>
          <table:table-cell table:style-name="ce16" table:formula="of:=[.H8]/[.H3]" office:value-type="float" office:value="1.05763747454175">
            <text:p>1.0576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7" office:value-type="string">
            <text:p>All.X.lser.no.cp.opt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5019775">
            <text:p>0.00502</text:p>
          </table:table-cell>
          <table:table-cell office:value-type="float" office:value="0.7072">
            <text:p>0.7072</text:p>
          </table:table-cell>
          <table:table-cell office:value-type="float" office:value="0.8003">
            <text:p>0.8003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table:style-name="ce9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500K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Baseline.mybaseln_classfr</text:p>
          </table:table-cell>
          <table:table-cell table:style-name="ce3" office:value-type="string">
            <text:p>bucket2008.fctr, .rnorm</text:p>
          </table:table-cell>
          <table:table-cell table:style-name="ce3" office:value-type="float" office:value="0">
            <text:p>0</text:p>
          </table:table-cell>
          <table:table-cell table:style-name="ce13"/>
          <table:table-cell table:style-name="ce17" office:value-type="float" office:value="0.6838135">
            <text:p>0.6838</text:p>
          </table:table-cell>
          <table:table-cell table:style-name="ce17" office:value-type="float" office:value="0.7386055">
            <text:p>0.738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float" office:value="5">
            <text:p>5</text:p>
          </table:table-cell>
          <table:table-cell table:style-name="ce7" office:value-type="string">
            <text:p>Max.cor.Y.cv.G.rpart</text:p>
          </table:table-cell>
          <table:table-cell office:value-type="string">
            <text:p>bucket2008</text:p>
          </table:table-cell>
          <table:table-cell office:value-type="float" office:value="5">
            <text:p>5</text:p>
          </table:table-cell>
          <table:table-cell office:value-type="float" office:value="0.0485">
            <text:p>0.04850</text:p>
          </table:table-cell>
          <table:table-cell office:value-type="float" office:value="0.7040207">
            <text:p>0.7040</text:p>
          </table:table-cell>
          <table:table-cell office:value-type="float" office:value="0.7406251">
            <text:p>0.740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float" office:value="6">
            <text:p>6</text:p>
          </table:table-cell>
          <table:table-cell table:style-name="ce7" office:value-type="string">
            <text:p>Interact.High.cor.y.rpart</text:p>
          </table:table-cell>
          <table:table-cell office:value-type="string">
            <text:p>bucket2008, reimbursement2008</text:p>
          </table:table-cell>
          <table:table-cell office:value-type="float" office:value="5">
            <text:p>5</text:p>
          </table:table-cell>
          <table:table-cell office:value-type="float" office:value="0.0000467">
            <text:p>0.00005</text:p>
          </table:table-cell>
          <table:table-cell office:value-type="float" office:value="0.703977">
            <text:p>0.7040</text:p>
          </table:table-cell>
          <table:table-cell office:value-type="float" office:value="0.7441403">
            <text:p>0.7441</text:p>
          </table:table-cell>
          <table:table-cell table:number-columns-repeated="1016"/>
        </table:table-row>
        <table:table-row table:style-name="ro3">
          <table:table-cell table:style-name="ce3"/>
          <table:table-cell office:value-type="float" office:value="10">
            <text:p>10</text:p>
          </table:table-cell>
          <table:table-cell table:style-name="ce7" office:value-type="string">
            <text:p>All.X.lser.ys.cp.opt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14">
            <text:p>0.01400</text:p>
          </table:table-cell>
          <table:table-cell office:value-type="float" office:value="0.703977">
            <text:p>0.7040</text:p>
          </table:table-cell>
          <table:table-cell office:value-type="float" office:value="0.7441403">
            <text:p>0.7441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7" office:value-type="string">
            <text:p>All.X.lser.no.cp.4015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006">
            <text:p>0.00006</text:p>
          </table:table-cell>
          <table:table-cell office:value-type="float" office:value="0.7133874">
            <text:p>0.7134</text:p>
          </table:table-cell>
          <table:table-cell office:value-type="float" office:value="0.7579284">
            <text:p>0.7579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float" office:value="11">
            <text:p>11</text:p>
          </table:table-cell>
          <table:table-cell table:style-name="ce8" office:value-type="string">
            <text:p>All.X.lser.ys.cp.4015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006">
            <text:p>0.00006</text:p>
          </table:table-cell>
          <table:table-cell office:value-type="float" office:value="0.7133874">
            <text:p>0.7134</text:p>
          </table:table-cell>
          <table:table-cell office:value-type="float" office:value="0.7579284">
            <text:p>0.7579</text:p>
          </table:table-cell>
          <table:table-cell table:style-name="ce16" table:formula="of:=[.H16]/[.H11]" office:value-type="float" office:value="1.02616132698714">
            <text:p>1.0262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7" office:value-type="string">
            <text:p>All.X.lser.no.cp.opt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435">
            <text:p>0.00435</text:p>
          </table:table-cell>
          <table:table-cell office:value-type="float" office:value="0.7074814">
            <text:p>0.7075</text:p>
          </table:table-cell>
          <table:table-cell office:value-type="float" office:value="0.7875787">
            <text:p>0.787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style-name="ce3" office:value-type="string">
            <text:p>500K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Baseline.mybaseln_classfr</text:p>
          </table:table-cell>
          <table:table-cell table:style-name="ce3" office:value-type="string">
            <text:p>bucket2008.fctr, .rnorm</text:p>
          </table:table-cell>
          <table:table-cell table:style-name="ce3" office:value-type="float" office:value="0">
            <text:p>0</text:p>
          </table:table-cell>
          <table:table-cell table:style-name="ce13"/>
          <table:table-cell table:style-name="ce17" office:value-type="float" office:value="0.6838135">
            <text:p>0.6838</text:p>
          </table:table-cell>
          <table:table-cell table:style-name="ce17" office:value-type="float" office:value="0.7386055">
            <text:p>0.738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float" office:value="5">
            <text:p>5</text:p>
          </table:table-cell>
          <table:table-cell table:style-name="ce7" office:value-type="string">
            <text:p>Max.cor.Y.cv.G.rpart</text:p>
          </table:table-cell>
          <table:table-cell office:value-type="string">
            <text:p>bucket2008</text:p>
          </table:table-cell>
          <table:table-cell office:value-type="float" office:value="5">
            <text:p>5</text:p>
          </table:table-cell>
          <table:table-cell office:value-type="float" office:value="0.0485">
            <text:p>0.04850</text:p>
          </table:table-cell>
          <table:table-cell office:value-type="float" office:value="0.7040207">
            <text:p>0.7040</text:p>
          </table:table-cell>
          <table:table-cell office:value-type="float" office:value="0.7406251">
            <text:p>0.740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float" office:value="6">
            <text:p>6</text:p>
          </table:table-cell>
          <table:table-cell table:style-name="ce7" office:value-type="string">
            <text:p>Interact.High.cor.y.rpart</text:p>
          </table:table-cell>
          <table:table-cell office:value-type="string">
            <text:p>bucket2008, reimbursement2008</text:p>
          </table:table-cell>
          <table:table-cell office:value-type="float" office:value="5">
            <text:p>5</text:p>
          </table:table-cell>
          <table:table-cell office:value-type="float" office:value="0.0000467">
            <text:p>0.00005</text:p>
          </table:table-cell>
          <table:table-cell office:value-type="float" office:value="0.703977">
            <text:p>0.7040</text:p>
          </table:table-cell>
          <table:table-cell office:value-type="float" office:value="0.7441403">
            <text:p>0.7441</text:p>
          </table:table-cell>
          <table:table-cell table:number-columns-repeated="1016"/>
        </table:table-row>
        <table:table-row table:style-name="ro3">
          <table:table-cell table:style-name="ce3"/>
          <table:table-cell office:value-type="float" office:value="10">
            <text:p>10</text:p>
          </table:table-cell>
          <table:table-cell table:style-name="ce7" office:value-type="string">
            <text:p>All.X.lser.ys.cp.opt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14">
            <text:p>0.01400</text:p>
          </table:table-cell>
          <table:table-cell office:value-type="float" office:value="0.703977">
            <text:p>0.7040</text:p>
          </table:table-cell>
          <table:table-cell office:value-type="float" office:value="0.7441403">
            <text:p>0.7441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float" office:value="11">
            <text:p>11</text:p>
          </table:table-cell>
          <table:table-cell table:style-name="ce8" office:value-type="string">
            <text:p>All.X.lser.ys.cp.4015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006">
            <text:p>0.00006</text:p>
          </table:table-cell>
          <table:table-cell office:value-type="float" office:value="0.7133874">
            <text:p>0.7134</text:p>
          </table:table-cell>
          <table:table-cell office:value-type="float" office:value="0.7579284">
            <text:p>0.7579</text:p>
          </table:table-cell>
          <table:table-cell table:style-name="ce16" table:formula="of:=[.H23]/[.H19]" office:value-type="float" office:value="1.02616132698714">
            <text:p>1.0262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7" office:value-type="string">
            <text:p>All.X.lser.no.cp.4015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006">
            <text:p>0.00006</text:p>
          </table:table-cell>
          <table:table-cell office:value-type="float" office:value="0.7133874">
            <text:p>0.7134</text:p>
          </table:table-cell>
          <table:table-cell office:value-type="float" office:value="0.7579284">
            <text:p>0.7579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7" office:value-type="string">
            <text:p>All.X.lser.no.cp.opt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435">
            <text:p>0.00435</text:p>
          </table:table-cell>
          <table:table-cell office:value-type="float" office:value="0.7074814">
            <text:p>0.7075</text:p>
          </table:table-cell>
          <table:table-cell office:value-type="float" office:value="0.7875787">
            <text:p>0.787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9" table:default-cell-style-name="ce5"/>
        <table:table-column table:style-name="co4" table:default-cell-style-name="ce2"/>
        <table:table-column table:style-name="co2" table:default-cell-style-name="ce2"/>
        <table:table-column table:style-name="co10" table:default-cell-style-name="ce12"/>
        <table:table-column table:style-name="co6" table:number-columns-repeated="2" table:default-cell-style-name="ce16"/>
        <table:table-column table:style-name="co7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>
            <text:p># obs</text:p>
          </table:table-cell>
          <table:table-cell table:style-name="ce1" office:value-type="string">
            <text:p>Model #</text:p>
          </table:table-cell>
          <table:table-cell table:style-name="ce4" office:value-type="string">
            <text:p>Model id</text:p>
          </table:table-cell>
          <table:table-cell table:style-name="ce1" office:value-type="string">
            <text:p>Feats</text:p>
          </table:table-cell>
          <table:table-cell table:style-name="ce1" office:value-type="string">
            <text:p>n.cv</text:p>
          </table:table-cell>
          <table:table-cell table:style-name="ce11" office:value-type="string">
            <text:p>cp</text:p>
          </table:table-cell>
          <table:table-cell table:style-name="ce15" office:value-type="string">
            <text:p>max.Acc.OOB</text:p>
          </table:table-cell>
          <table:table-cell table:style-name="ce15" office:value-type="string">
            <text:p>min.Lss.OOB</text:p>
          </table:table-cell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0K</text:p>
          </table:table-cell>
          <table:table-cell office:value-type="float" office:value="6">
            <text:p>6</text:p>
          </table:table-cell>
          <table:table-cell table:style-name="ce18" office:value-type="string">
            <text:p>Interact.High.cor.y.rpart</text:p>
          </table:table-cell>
          <table:table-cell office:value-type="string">
            <text:p>bucket2008, reimbursement2008</text:p>
          </table:table-cell>
          <table:table-cell office:value-type="float" office:value="3">
            <text:p>3</text:p>
          </table:table-cell>
          <table:table-cell office:value-type="float" office:value="0.00112">
            <text:p>0.00112</text:p>
          </table:table-cell>
          <table:table-cell office:value-type="float" office:value="0.7111">
            <text:p>0.7111</text:p>
          </table:table-cell>
          <table:table-cell office:value-type="float" office:value="0.7419">
            <text:p>0.74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3]" office:value-type="float" office:value="3">
            <text:p>3</text:p>
          </table:table-cell>
          <table:table-cell office:value-type="float" office:value="0.00238">
            <text:p>0.00238</text:p>
          </table:table-cell>
          <table:table-cell office:value-type="float" office:value="0.7022">
            <text:p>0.7022</text:p>
          </table:table-cell>
          <table:table-cell table:formula="of:=[.H3]" office:value-type="float" office:value="0.7419">
            <text:p>0.74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Baseline.mybaseln_classfr</text:p>
          </table:table-cell>
          <table:table-cell office:value-type="string">
            <text:p>bucket2008.fctr, .rnorm</text:p>
          </table:table-cell>
          <table:table-cell office:value-type="float" office:value="0">
            <text:p>0</text:p>
          </table:table-cell>
          <table:table-cell/>
          <table:table-cell office:value-type="float" office:value="0.6829">
            <text:p>0.6829</text:p>
          </table:table-cell>
          <table:table-cell office:value-type="float" office:value="0.7442">
            <text:p>0.74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8" office:value-type="string">
            <text:p>Max.cor.Y.cv.G.rpart</text:p>
          </table:table-cell>
          <table:table-cell office:value-type="string">
            <text:p>bucket2008</text:p>
          </table:table-cell>
          <table:table-cell office:value-type="float" office:value="3">
            <text:p>3</text:p>
          </table:table-cell>
          <table:table-cell office:value-type="float" office:value="0.0508">
            <text:p>0.05080</text:p>
          </table:table-cell>
          <table:table-cell office:value-type="float" office:value="0.7103">
            <text:p>0.7103</text:p>
          </table:table-cell>
          <table:table-cell office:value-type="float" office:value="0.7485">
            <text:p>0.748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6]" office:value-type="float" office:value="3">
            <text:p>3</text:p>
          </table:table-cell>
          <table:table-cell office:value-type="float" office:value="0.00238">
            <text:p>0.00238</text:p>
          </table:table-cell>
          <table:table-cell office:value-type="float" office:value="0.7013">
            <text:p>0.7013</text:p>
          </table:table-cell>
          <table:table-cell table:formula="of:=[.H6]" office:value-type="float" office:value="0.7485">
            <text:p>0.74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8" office:value-type="string">
            <text:p>All.X.lser.no.rpart</text:p>
          </table:table-cell>
          <table:table-cell office:value-type="string">
            <text:p>bucket2008, reimbursement2008, etc.</text:p>
          </table:table-cell>
          <table:table-cell office:value-type="float" office:value="3">
            <text:p>3</text:p>
          </table:table-cell>
          <table:table-cell office:value-type="float" office:value="0.00223">
            <text:p>0.00223</text:p>
          </table:table-cell>
          <table:table-cell office:value-type="float" office:value="0.7161">
            <text:p>0.7161</text:p>
          </table:table-cell>
          <table:table-cell office:value-type="float" office:value="0.7693">
            <text:p>0.769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8]" office:value-type="float" office:value="3">
            <text:p>3</text:p>
          </table:table-cell>
          <table:table-cell office:value-type="float" office:value="0.00165">
            <text:p>0.00165</text:p>
          </table:table-cell>
          <table:table-cell office:value-type="float" office:value="0.7074">
            <text:p>0.7074</text:p>
          </table:table-cell>
          <table:table-cell office:value-type="float" office:value="0.7507">
            <text:p>0.750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8" office:value-type="string">
            <text:p>All.X.lser.ys.rpart</text:p>
          </table:table-cell>
          <table:table-cell office:value-type="string">
            <text:p>bucket2008, reimbursement2008, etc.</text:p>
          </table:table-cell>
          <table:table-cell office:value-type="float" office:value="3">
            <text:p>3</text:p>
          </table:table-cell>
          <table:table-cell office:value-type="float" office:value="0.00223">
            <text:p>0.00223</text:p>
          </table:table-cell>
          <table:table-cell office:value-type="float" office:value="0.7161">
            <text:p>0.7161</text:p>
          </table:table-cell>
          <table:table-cell office:value-type="float" office:value="0.7693">
            <text:p>0.769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formula="of:=[.E10]" office:value-type="float" office:value="3">
            <text:p>3</text:p>
          </table:table-cell>
          <table:table-cell table:formula="of:=[.F10]" office:value-type="float" office:value="0.00223">
            <text:p>0.00223</text:p>
          </table:table-cell>
          <table:table-cell office:value-type="float" office:value="0.7072">
            <text:p>0.7072</text:p>
          </table:table-cell>
          <table:table-cell table:formula="of:=[.H10]" office:value-type="float" office:value="0.7693">
            <text:p>0.769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10K</text:p>
          </table:table-cell>
          <table:table-cell table:style-name="ce3" office:value-type="float" office:value="6">
            <text:p>6</text:p>
          </table:table-cell>
          <table:table-cell table:style-name="ce19" office:value-type="string">
            <text:p>Interact.High.cor.y.rpart</text:p>
          </table:table-cell>
          <table:table-cell table:style-name="ce3" office:value-type="string">
            <text:p>bucket2008, reimbursement2008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0.00112">
            <text:p>0.00112</text:p>
          </table:table-cell>
          <table:table-cell table:style-name="ce17" office:value-type="float" office:value="0.7022">
            <text:p>0.7022</text:p>
          </table:table-cell>
          <table:table-cell table:style-name="ce17" office:value-type="float" office:value="0.7419">
            <text:p>0.7419</text:p>
          </table:table-cell>
          <table:table-cell table:style-name="ce3"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13]"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Baseline.mybaseln_classfr</text:p>
          </table:table-cell>
          <table:table-cell office:value-type="string">
            <text:p>bucket2008.fctr, .rnorm</text:p>
          </table:table-cell>
          <table:table-cell office:value-type="float" office:value="0">
            <text:p>0</text:p>
          </table:table-cell>
          <table:table-cell/>
          <table:table-cell office:value-type="float" office:value="0.6829">
            <text:p>0.6829</text:p>
          </table:table-cell>
          <table:table-cell office:value-type="float" office:value="0.7442">
            <text:p>0.74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8" office:value-type="string">
            <text:p>Max.cor.Y.cv.G.rpart</text:p>
          </table:table-cell>
          <table:table-cell office:value-type="string">
            <text:p>bucket2008</text:p>
          </table:table-cell>
          <table:table-cell office:value-type="float" office:value="5">
            <text:p>5</text:p>
          </table:table-cell>
          <table:table-cell office:value-type="float" office:value="0.0508">
            <text:p>0.05080</text:p>
          </table:table-cell>
          <table:table-cell office:value-type="float" office:value="0.7013">
            <text:p>0.7013</text:p>
          </table:table-cell>
          <table:table-cell office:value-type="float" office:value="0.7485">
            <text:p>0.748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16]"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8" office:value-type="string">
            <text:p>All.X.lser.no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223">
            <text:p>0.00223</text:p>
          </table:table-cell>
          <table:table-cell office:value-type="float" office:value="0.7072">
            <text:p>0.7072</text:p>
          </table:table-cell>
          <table:table-cell office:value-type="float" office:value="0.7693">
            <text:p>0.769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18]" office:value-type="float" office:value="5">
            <text:p>5</text:p>
          </table:table-cell>
          <table:table-cell office:value-type="float" office:value="0.0012">
            <text:p>0.00120</text:p>
          </table:table-cell>
          <table:table-cell office:value-type="float" office:value="0.7065">
            <text:p>0.7065</text:p>
          </table:table-cell>
          <table:table-cell office:value-type="float" office:value="0.774">
            <text:p>0.77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office:value-type="string">
            <text:p>n</text:p>
          </table:table-cell>
          <table:table-cell table:formula="of:=[.F13]" office:value-type="float" office:value="0.00112">
            <text:p>0.00112</text:p>
          </table:table-cell>
          <table:table-cell office:value-type="float" office:value="0.7037">
            <text:p>0.7037</text:p>
          </table:table-cell>
          <table:table-cell office:value-type="float" office:value="0.7806">
            <text:p>0.780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8" office:value-type="string">
            <text:p>All.X.lser.ys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223">
            <text:p>0.00223</text:p>
          </table:table-cell>
          <table:table-cell office:value-type="float" office:value="0.7072">
            <text:p>0.7072</text:p>
          </table:table-cell>
          <table:table-cell office:value-type="float" office:value="0.7693">
            <text:p>0.769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formula="of:=[.E21]" office:value-type="float" office:value="5">
            <text:p>5</text:p>
          </table:table-cell>
          <table:table-cell office:value-type="float" office:value="0.0009">
            <text:p>0.00090</text:p>
          </table:table-cell>
          <table:table-cell office:value-type="float" office:value="0.702">
            <text:p>0.7020</text:p>
          </table:table-cell>
          <table:table-cell office:value-type="float" office:value="0.7768">
            <text:p>0.776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20K</text:p>
          </table:table-cell>
          <table:table-cell table:style-name="ce3" office:value-type="float" office:value="1">
            <text:p>1</text:p>
          </table:table-cell>
          <table:table-cell table:style-name="ce19" office:value-type="string">
            <text:p>Baseline.mybaseln_classfr</text:p>
          </table:table-cell>
          <table:table-cell table:style-name="ce3" office:value-type="string">
            <text:p>bucket2008.fctr, .rnorm</text:p>
          </table:table-cell>
          <table:table-cell table:style-name="ce3" office:value-type="float" office:value="0">
            <text:p>0</text:p>
          </table:table-cell>
          <table:table-cell table:style-name="ce13"/>
          <table:table-cell table:style-name="ce17" office:value-type="float" office:value="0.68525">
            <text:p>0.6853</text:p>
          </table:table-cell>
          <table:table-cell table:style-name="ce17" office:value-type="float" office:value="0.7365">
            <text:p>0.7365</text:p>
          </table:table-cell>
          <table:table-cell table:style-name="ce3" table:number-columns-repeated="1016"/>
        </table:table-row>
        <table:table-row table:style-name="ro4">
          <table:table-cell table:style-name="Default"/>
          <table:table-cell office:value-type="float" office:value="5">
            <text:p>5</text:p>
          </table:table-cell>
          <table:table-cell table:style-name="ce18" office:value-type="string">
            <text:p>Max.cor.Y.cv.G.rpart</text:p>
          </table:table-cell>
          <table:table-cell office:value-type="string">
            <text:p>bucket2008</text:p>
          </table:table-cell>
          <table:table-cell office:value-type="float" office:value="5">
            <text:p>5</text:p>
          </table:table-cell>
          <table:table-cell office:value-type="float" office:value="0.0461">
            <text:p>0.04610</text:p>
          </table:table-cell>
          <table:table-cell office:value-type="float" office:value="0.7044">
            <text:p>0.7044</text:p>
          </table:table-cell>
          <table:table-cell office:value-type="float" office:value="0.74365">
            <text:p>0.743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25]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Default"/>
          <table:table-cell office:value-type="float" office:value="6">
            <text:p>6</text:p>
          </table:table-cell>
          <table:table-cell table:style-name="ce18" office:value-type="string">
            <text:p>Interact.High.cor.y.rpart</text:p>
          </table:table-cell>
          <table:table-cell office:value-type="string">
            <text:p>bucket2008, reimbursement2008</text:p>
          </table:table-cell>
          <table:table-cell office:value-type="float" office:value="5">
            <text:p>5</text:p>
          </table:table-cell>
          <table:table-cell office:value-type="float" office:value="0.000487">
            <text:p>0.00049</text:p>
          </table:table-cell>
          <table:table-cell office:value-type="float" office:value="0.70585">
            <text:p>0.7059</text:p>
          </table:table-cell>
          <table:table-cell office:value-type="float" office:value="0.7618">
            <text:p>0.7618</text:p>
          </table:table-cell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18"/>
          <table:table-cell/>
          <table:table-cell table:formula="of:=[.E27]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Default"/>
          <table:table-cell office:value-type="float" office:value="9">
            <text:p>9</text:p>
          </table:table-cell>
          <table:table-cell table:style-name="ce18" office:value-type="string">
            <text:p>All.X.lser.ys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17">
            <text:p>0.01700</text:p>
          </table:table-cell>
          <table:table-cell office:value-type="float" office:value="0.70585">
            <text:p>0.7059</text:p>
          </table:table-cell>
          <table:table-cell office:value-type="float" office:value="0.7618">
            <text:p>0.761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formula="of:=[.E29]" office:value-type="float" office:value="5">
            <text:p>5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/>
          <table:table-cell office:value-type="float" office:value="8">
            <text:p>8</text:p>
          </table:table-cell>
          <table:table-cell table:style-name="ce18" office:value-type="string">
            <text:p>All.X.lser.no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502">
            <text:p>0.00502</text:p>
          </table:table-cell>
          <table:table-cell office:value-type="float" office:value="0.7072">
            <text:p>0.7072</text:p>
          </table:table-cell>
          <table:table-cell office:value-type="float" office:value="0.8003">
            <text:p>0.800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31]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8"/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4">
          <table:table-cell/>
          <table:table-cell table:style-name="Default" table:number-columns-repeated="4"/>
          <table:table-cell table:number-columns-repeated="1019"/>
        </table:table-row>
        <table:table-row table:style-name="ro5">
          <table:table-cell table:style-name="ce3" office:value-type="string">
            <text:p>500K</text:p>
          </table:table-cell>
          <table:table-cell table:style-name="ce3" office:value-type="float" office:value="1">
            <text:p>1</text:p>
          </table:table-cell>
          <table:table-cell table:style-name="ce19" office:value-type="string">
            <text:p>Baseline.mybaseln_classfr</text:p>
          </table:table-cell>
          <table:table-cell table:style-name="ce3" office:value-type="string">
            <text:p>bucket2008.fctr, .rnorm</text:p>
          </table:table-cell>
          <table:table-cell table:style-name="ce3" office:value-type="float" office:value="0">
            <text:p>0</text:p>
          </table:table-cell>
          <table:table-cell table:style-name="ce13"/>
          <table:table-cell table:style-name="ce17" office:value-type="float" office:value="0.6838135">
            <text:p>0.6838</text:p>
          </table:table-cell>
          <table:table-cell table:style-name="ce17" office:value-type="float" office:value="0.7386055">
            <text:p>0.7386</text:p>
          </table:table-cell>
          <table:table-cell table:number-columns-repeated="1016"/>
        </table:table-row>
        <table:table-row table:style-name="ro4">
          <table:table-cell table:style-name="Default"/>
          <table:table-cell office:value-type="float" office:value="5">
            <text:p>5</text:p>
          </table:table-cell>
          <table:table-cell table:style-name="ce18" office:value-type="string">
            <text:p>Max.cor.Y.cv.G.rpart</text:p>
          </table:table-cell>
          <table:table-cell office:value-type="string">
            <text:p>bucket2008</text:p>
          </table:table-cell>
          <table:table-cell office:value-type="float" office:value="5">
            <text:p>5</text:p>
          </table:table-cell>
          <table:table-cell office:value-type="float" office:value="0.0485">
            <text:p>0.04850</text:p>
          </table:table-cell>
          <table:table-cell office:value-type="float" office:value="0.7040207">
            <text:p>0.7040</text:p>
          </table:table-cell>
          <table:table-cell office:value-type="float" office:value="0.7406251">
            <text:p>0.740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36]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Default"/>
          <table:table-cell office:value-type="float" office:value="6">
            <text:p>6</text:p>
          </table:table-cell>
          <table:table-cell table:style-name="ce18" office:value-type="string">
            <text:p>Interact.High.cor.y.rpart</text:p>
          </table:table-cell>
          <table:table-cell office:value-type="string">
            <text:p>bucket2008, reimbursement2008</text:p>
          </table:table-cell>
          <table:table-cell office:value-type="float" office:value="5">
            <text:p>5</text:p>
          </table:table-cell>
          <table:table-cell office:value-type="float" office:value="0.0000467">
            <text:p>0.00005</text:p>
          </table:table-cell>
          <table:table-cell office:value-type="float" office:value="0.703977">
            <text:p>0.7040</text:p>
          </table:table-cell>
          <table:table-cell office:value-type="float" office:value="0.7441403">
            <text:p>0.7441</text:p>
          </table:table-cell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18"/>
          <table:table-cell/>
          <table:table-cell table:formula="of:=[.E38]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Default"/>
          <table:table-cell office:value-type="float" office:value="9">
            <text:p>9</text:p>
          </table:table-cell>
          <table:table-cell table:style-name="ce18" office:value-type="string">
            <text:p>All.X.lser.ys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14">
            <text:p>0.01400</text:p>
          </table:table-cell>
          <table:table-cell office:value-type="float" office:value="0.703977">
            <text:p>0.7040</text:p>
          </table:table-cell>
          <table:table-cell office:value-type="float" office:value="0.7441403">
            <text:p>0.744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formula="of:=[.E40]" office:value-type="float" office:value="5">
            <text:p>5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/>
          <table:table-cell office:value-type="float" office:value="8">
            <text:p>8</text:p>
          </table:table-cell>
          <table:table-cell table:style-name="ce18" office:value-type="string">
            <text:p>All.X.lser.no.rpart</text:p>
          </table:table-cell>
          <table:table-cell office:value-type="string">
            <text:p>bucket2008, reimbursement2008, etc.</text:p>
          </table:table-cell>
          <table:table-cell office:value-type="float" office:value="5">
            <text:p>5</text:p>
          </table:table-cell>
          <table:table-cell office:value-type="float" office:value="0.00435">
            <text:p>0.00435</text:p>
          </table:table-cell>
          <table:table-cell office:value-type="float" office:value="0.7074814">
            <text:p>0.7075</text:p>
          </table:table-cell>
          <table:table-cell office:value-type="float" office:value="0.7875787">
            <text:p>0.787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/>
          <table:table-cell table:formula="of:=[.E42]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8"/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4">
          <table:table-cell/>
          <table:table-cell table:style-name="Default" table:number-columns-repeated="4"/>
          <table:table-cell table:number-columns-repeated="1019"/>
        </table:table-row>
        <table:table-row table:style-name="ro6">
          <table:table-cell table:style-name="ce3" table:number-columns-repeated="2"/>
          <table:table-cell table:style-name="ce19"/>
          <table:table-cell table:style-name="ce3" table:number-columns-repeated="2"/>
          <table:table-cell table:style-name="ce13"/>
          <table:table-cell table:style-name="ce17" table:number-columns-repeated="2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18"/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2" table:number-rows-repeated="3">
          <table:table-cell table:style-name="Default"/>
          <table:table-cell/>
          <table:table-cell table:style-name="ce18"/>
          <table:table-cell table:number-columns-repeated="1021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 table:number-rows-repeated="3">
          <table:table-cell table:number-columns-repeated="2"/>
          <table:table-cell table:style-name="ce18"/>
          <table:table-cell table:number-columns-repeated="1021"/>
        </table:table-row>
        <table:table-row table:style-name="ro4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13:1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4-19T10:49:44</meta:creation-date>
    <meta:generator>NeoOffice/3.4.1$Unix OpenOffice.org_project/Patch 13</meta:generator>
    <dc:date>2015-04-20T13:10:58</dc:date>
    <dc:creator>Balaji Iyengar</dc:creator>
    <meta:editing-duration>PT05H20M49S</meta:editing-duration>
    <meta:editing-cycles>8</meta:editing-cycles>
    <meta:document-statistic meta:table-count="4" meta:cell-count="346" meta:object-count="0"/>
  </office:meta>
</office:document-meta>
</file>